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47c" officeooo:paragraph-rsid="0016d47c"/>
    </style:style>
    <style:style style:name="P2" style:family="paragraph" style:parent-style-name="Standard">
      <style:text-properties officeooo:rsid="001831d1" officeooo:paragraph-rsid="001831d1"/>
    </style:style>
    <style:style style:name="P3" style:family="paragraph" style:parent-style-name="Standard">
      <style:text-properties officeooo:rsid="001831d1" officeooo:paragraph-rsid="001831d1"/>
    </style:style>
    <style:style style:name="P4" style:family="paragraph" style:parent-style-name="Standard">
      <style:text-properties officeooo:rsid="0019603f" officeooo:paragraph-rsid="0019603f"/>
    </style:style>
    <style:style style:name="P5" style:family="paragraph" style:parent-style-name="Standard">
      <style:text-properties officeooo:rsid="001998ed" officeooo:paragraph-rsid="001998ed"/>
    </style:style>
    <style:style style:name="P6" style:family="paragraph" style:parent-style-name="Standard">
      <style:text-properties officeooo:rsid="001aae2f" officeooo:paragraph-rsid="001aae2f"/>
    </style:style>
    <style:style style:name="T1" style:family="text">
      <style:text-properties officeooo:rsid="001831d1"/>
    </style:style>
    <style:style style:name="T2" style:family="text">
      <style:text-properties officeooo:rsid="001998e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los últimos 10 años las pg se han vuelto mucho más dinámicas <text:s/>y poderosas gracias a js.</text:p>
      <text:p text:style-name="P1">Hemos movido mucho código que normlmente estaba en el servidor hacia nuestros navegadores dejándonos con miles de líneas de código en js conectándose con varios archivos de html y css sin una organización formal</text:p>
      <text:p text:style-name="P1"/>
      <text:p text:style-name="P1">es por eso que cada vez más desarrolladores están usando frameworks de js como: angular, react o vue</text:p>
      <text:p text:style-name="P1">_______________________</text:p>
      <text:p text:style-name="P1">VUE <text:span text:style-name="T1">(creado por Evan <text:s/>You)</text:span></text:p>
      <text:p text:style-name="P1"/>
      <text:p text:style-name="P1">vue es un framework accesible, versátil y de buen rendimiento que te permite crear una base de código más fácil de mantener y probar.</text:p>
      <text:p text:style-name="P1"/>
      <text:p text:style-name="P1">Vue es un framework de js progresivo, lo que significa que si estas usando un framework de apicaciones web, puedes incluir vue a solo una parte de tu aplicación que necesite una experiencia mas intuitiva e interactiva</text:p>
      <text:p text:style-name="P1">o si por otro lado quieres construir mas logica de negocio a tu frontend desde un principio, vue posee librerias base y el ecosistema que necesitarás para crecer</text:p>
      <text:p text:style-name="P1"/>
      <text:p text:style-name="P1">como otros front en frameworks, vue te permite tomar una pagina web y dividirla en componentes reusables, cada uno con su propio html, <text:span text:style-name="T1">css y js necesario para generar esa parte de la pagina</text:span></text:p>
      <text:p text:style-name="P1"/>
      <text:p text:style-name="P1">_______________________________</text:p>
      <text:p text:style-name="P2">VUE EN ACCION</text:p>
      <text:p text:style-name="P2"/>
      <text:p text:style-name="P2">pg de inventario para productos</text:p>
      <text:p text:style-name="P2"/>
      <text:p text:style-name="P2">____visual____</text:p>
      <text:p text:style-name="P4">como con otras <text:s/>aplucaciones de js, <text:s/>enpezamos desde la necesidad de desplegar datos en nuestra og web.</text:p>
      <text:p text:style-name="P4">Con vue empieza muy simple, creamos una instancia de vue y la conectamos con nuestro elemento raiz por medio del id:app. </text:p>
      <text:p text:style-name="P4">El se refiere al elemento</text:p>
      <text:p text:style-name="P4">tmb movemos nuestros datos dentro de un objeto y cambiamos X a una expresión con llaves dobles</text:p>
      <text:p text:style-name="P4"/>
      <text:p text:style-name="P4">como pueden ver, funciona,. <text:span text:style-name="T2">Sin embargo, la magia empieza cuando los datos cambian</text:span></text:p>
      <text:p text:style-name="P5">(((probar en consola: <text:s/>app.product =’calcetines’. ))) tan pronto como <text:span text:style-name="T3">cambiamos, vue automaticamente actualiza el html. Eso pasa porque vue es reactivo: cuando nuestros datos cambian, vue se hace cargo de actualizar todos lis lugares dnd los estemos usando dentro de la pg.</text:span></text:p>
      <text:p text:style-name="P5"><text:span text:style-name="T3">Esto funciona con cualquier tipo de dato, no solo con strings</text:span></text:p>
      <text:p text:style-name="P5"><text:span text:style-name="T3"/></text:p>
      <text:p text:style-name="P5"><text:span text:style-name="T3">ahora en vez de solo un producto, vamos a hacer un arreglo de productos, luego actualizaremos nuestro H2 a una lista desordenada</text:span></text:p>
      <text:p text:style-name="P5"/>
      <text:p text:style-name="P5">y creamos un elemento nuevo x cada producto en el arreglo usando la directiva v-for de vue. Asi cada producto posee su propio elemento dentro de la lista.</text:p>
      <text:p text:style-name="P5"/>
      <text:p text:style-name="P6">Pero aun lo podemos mejorar más:</text:p>
      <text:p text:style-name="P6">asi que empecemos con una lista vacia y obtengamos nuestros productos desde una api</text:p>
      <text:p text:style-name="P6"/>
      <text:p text:style-name="P6"/>
      <text:p text:style-name="P6"/>
      <text:p text:style-name="P6"><text:soft-page-break/></text:p>
      <text:p text:style-name="P2">_________________________________</text:p>
      <text:p text:style-name="P2">CONCEPTOS CLAVE QUE HACEN de vue una herramienta úti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7T12:53:48.823378870</meta:creation-date>
    <dc:date>2021-11-09T07:51:19.440927975</dc:date>
    <meta:editing-duration>PT13H43M27S</meta:editing-duration>
    <meta:editing-cycles>2</meta:editing-cycles>
    <meta:generator>LibreOffice/7.1.6.2$Linux_X86_64 LibreOffice_project/10$Build-2</meta:generator>
    <meta:document-statistic meta:table-count="0" meta:image-count="0" meta:object-count="0" meta:page-count="2" meta:paragraph-count="26" meta:word-count="415" meta:character-count="2481" meta:non-whitespace-character-count="2086"/>
  </office:meta>
</office:document-meta>
</file>